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9F6000002449271AF0C.png"/>
  <manifest:file-entry manifest:media-type="image/png" manifest:full-path="Pictures/1000020100000C37000015D320180A8C.png"/>
  <manifest:file-entry manifest:media-type="image/png" manifest:full-path="Pictures/1000020100000220000000B5D4AA408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DejaVu Sans" svg:font-family="'DejaVu Sans'" style:font-pitch="variable"/>
    <style:font-face style:name="Liberation Serif1" svg:font-family="'Liberation Serif'"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4"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5"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6"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7"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8" style:family="paragraph" style:parent-style-name="Standard">
      <style:paragraph-properties fo:margin-left="2.9543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9"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0"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11" style:family="paragraph" style:parent-style-name="Standard" style:master-page-name="Standard">
      <style:paragraph-properties fo:margin-left="0in" fo:margin-right="0in" fo:text-align="start" style:justify-single-word="false" fo:text-indent="0in" style:auto-text-indent="false" style:page-number="447" fo:break-before="page"/>
      <style:text-properties style:text-outline="true" style:font-name="Liberation Serif1" fo:font-size="12pt" fo:font-style="normal" style:font-size-asian="10.5pt" style:font-style-asian="normal" style:font-size-complex="12pt" style:font-style-complex="normal"/>
    </style:style>
    <style:style style:name="P12"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3"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style:text-position="super 58%"/>
    </style:style>
    <style:style style:name="T6" style:family="text">
      <style:text-properties fo:font-weight="bold" style:font-weight-asian="bold" style:font-weight-complex="bold"/>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48" text:anchor-type="page" text:anchor-page-number="3" svg:width="8.5in" svg:height="1.9402in" draw:z-index="0">
        <draw:image xlink:href="Pictures/10000201000009F6000002449271AF0C.png" xlink:type="simple" xlink:show="embed" xlink:actuate="onLoad"/>
      </draw:frame>
      <draw:frame draw:style-name="fr2" draw:name="graphics1" text:anchor-type="page" text:anchor-page-number="4" svg:width="5.6in" svg:height="10in" draw:z-index="1">
        <draw:image xlink:href="Pictures/1000020100000C37000015D320180A8C.png" xlink:type="simple" xlink:show="embed" xlink:actuate="onLoad"/>
      </draw:frame>
      <text:p text:style-name="Standard"/>
      <text:p text:style-name="P2"/>
      <text:p text:style-name="P11"><text:span text:style-name="T1">C</text:span><text:span text:style-name="T2">HAPTER </text:span><text:span text:style-name="T1">17</text:span></text:p>
      <text:p text:style-name="P4"><text:span text:style-name="T3">M</text:span><text:span text:style-name="T4">MOL, M</text:span><text:span text:style-name="T3">E</text:span><text:span text:style-name="T4">Q, M</text:span><text:span text:style-name="T3">C</text:span><text:span text:style-name="T4">I, &amp; </text:span><text:span text:style-name="T3">IU</text:span></text:p>
      <text:p text:style-name="P8">“So if I get exposed to enough radiation at our field trip to a nuclear pharmacy, could I turn into the Hulk?”</text:p>
      <text:p text:style-name="P8">“Probably not, but if you did it would be fairly short-lived since they primarily work with technetium-99 and that only has 6 hour half-life.”</text:p>
      <text:p text:style-name="P5">--A discussion between a student and his instructor.</text:p>
      <text:p text:style-name="P6"/>
      <text:p text:style-name="P7">Many systems of measures for drugs are easily understandable, such as mass of drug (30 grams of ointment), volume of a solution (250 mL of NS), concentration as mass of drug per quantity of volume (400 mg E.E.S./tsp), percentage strength (50% Magnesium Sulfate = 50 g/100 mL), etc. Other forms require more manipulation to arrive at how they are calculated such as</text:p>
      <text:list xml:id="list625917883" text:style-name="L1">
        <text:list-item>
          <text:p text:style-name="P13">millimoles, </text:p>
        </text:list-item>
        <text:list-item>
          <text:p text:style-name="P13">milliEquivalents, </text:p>
        </text:list-item>
        <text:list-item>
          <text:p text:style-name="P13">millicuries, and </text:p>
        </text:list-item>
        <text:list-item>
          <text:p text:style-name="P13">international units.</text:p>
        </text:list-item>
      </text:list>
      <text:p text:style-name="P9"/>
      <text:p text:style-name="P10">Millimoles</text:p>
      <text:p text:style-name="P9"/>
      <text:p text:style-name="P9">The mole (symbol: mol) is the System International (SI) base unit that measures an amount of substance. One mole contains Avogadro's number (approximately 6.022 × 10<text:span text:style-name="T5">23</text:span>) entities. A mole is much like "a dozen" in that both are absolute numbers (having no units) and can describe any type of elementary object, although the mole's use is usually limited to measurement of subatomic, atomic, and molecular structures. The goal is to acquire a sufficient quantity of a material to be able to measure it and since individual atoms and molecules are so small having an entire mole of a substance makes it easier to work with. Once you acquire a mole of a particular substance you may reference its atomic mass to know how much its mass in grams is. Let's look at carbon as an example:</text:p>
      <text:p text:style-name="P9"/>
      <text:p text:style-name="P9"><draw:frame draw:style-name="fr3" draw:name="graphics2" text:anchor-type="paragraph" svg:width="3.0098in" svg:height="1in" draw:z-index="2"><draw:image xlink:href="Pictures/1000020100000220000000B5D4AA408D.png" xlink:type="simple" xlink:show="embed" xlink:actuate="onLoad"/></draw:frame></text:p>
      <text:p text:style-name="P9">A mole of carbon-12 (which has an atomic mass of 12) would have a mass of 12 g.</text:p>
      <text:p text:style-name="P9"/>
      <text:p text:style-name="P9">In medicine we tend to look at items in slightly smaller quantities, hence the need to measure some substances in millimoles (symbol: mMol). A mMol is one-one thousandth (1/1000) of a mole and mass would be measured in milligrams instead; therefore <text:span text:style-name="T6">1 mol = 1,000 mMol</text:span> and a mMol of carbon 12 would weigh 12 mg.</text:p>
      <text:p text:style-name="P9"/>
      <text:p text:style-name="P9"><text:soft-page-break/></text:p>
      <text:p text:style-name="P3"/>
      <text:p text:style-name="P9">lorem ipsum</text:p>
      <text:p text:style-name="P9"/>
      <text:p text:style-name="P9">lor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DejaVu Sans" svg:font-family="'DejaVu Sans'" style:font-pitch="variable"/>
    <style:font-face style:name="Liberation Serif1" svg:font-family="'Liberation Serif'"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4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1-08-05T05:07:24</meta:creation-date>
    <dc:date>2011-10-09T08:49:53</dc:date>
    <dc:creator>Sean Parsons</dc:creator>
    <meta:editing-duration>PT5H35M39S</meta:editing-duration>
    <meta:editing-cycles>5</meta:editing-cycles>
    <meta:generator>LibreOffice/3.4$Linux LibreOffice_project/340m1$Build-302</meta:generator>
    <meta:printed-by>Sean Parsons</meta:printed-by>
    <meta:print-date>2011-08-08T15:06:07</meta:print-date>
    <meta:document-statistic meta:table-count="0" meta:image-count="3" meta:object-count="0" meta:page-count="5" meta:paragraph-count="17" meta:word-count="349" meta:character-count="1965" meta:non-whitespace-character-count="1635"/>
  </office:meta>
</office:document-meta>
</file>